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Standard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text-transform="uppercase" fo:color="#336633" style:font-name="Calibri" fo:font-size="24pt" fo:font-weight="bold" officeooo:paragraph-rsid="0013cf67" style:font-size-asian="24pt" style:font-weight-asian="bold" style:font-size-complex="24pt" style:font-weight-complex="bold"/>
    </style:style>
    <style:style style:name="P8" style:family="paragraph" style:parent-style-name="Standard">
      <style:text-properties officeooo:paragraph-rsid="00241e7a"/>
    </style:style>
    <style:style style:name="P9" style:family="paragraph" style:parent-style-name="Text_20_body">
      <style:text-properties fo:color="#336633" fo:font-size="14pt" style:font-size-asian="14pt" style:font-size-complex="14pt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15e65d"/>
    </style:style>
    <style:style style:name="P12" style:family="paragraph" style:parent-style-name="Text_20_body">
      <style:paragraph-properties fo:text-align="justify" style:justify-single-word="false"/>
      <style:text-properties officeooo:paragraph-rsid="00260250"/>
    </style:style>
    <style:style style:name="P13" style:family="paragraph" style:parent-style-name="Text_20_body">
      <style:paragraph-properties fo:text-align="justify" style:justify-single-word="false"/>
      <style:text-properties officeooo:rsid="0022f7fb" officeooo:paragraph-rsid="0022f7fb"/>
    </style:style>
    <style:style style:name="P14" style:family="paragraph" style:parent-style-name="Text_20_body">
      <style:paragraph-properties fo:text-align="justify" style:justify-single-word="false"/>
      <style:text-properties officeooo:rsid="00260250" officeooo:paragraph-rsid="00260250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19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20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2" style:family="paragraph" style:parent-style-name="Notas_20_Informativas">
      <style:paragraph-properties fo:text-align="justify" style:justify-single-word="false"/>
      <style:text-properties fo:font-weight="normal" officeooo:paragraph-rsid="00283fb1" style:font-weight-asian="normal" style:font-weight-complex="normal"/>
    </style:style>
    <style:style style:name="P23" style:family="paragraph" style:parent-style-name="Standard" style:master-page-name="First_20_Page">
      <style:paragraph-properties style:page-number="auto"/>
    </style:style>
    <style:style style:name="P24" style:family="paragraph" style:parent-style-name="Titulo" style:master-page-name="Standard">
      <style:paragraph-properties style:page-number="auto"/>
    </style:style>
    <style:style style:name="P25" style:family="paragraph" style:parent-style-name="Heading_20_1">
      <style:text-properties officeooo:rsid="0014c507" officeooo:paragraph-rsid="0014c507"/>
    </style:style>
    <style:style style:name="P26" style:family="paragraph" style:parent-style-name="Text_20_body" style:list-style-name="L1">
      <style:paragraph-properties fo:text-align="justify" style:justify-single-word="false"/>
      <style:text-properties officeooo:rsid="0022f7fb" officeooo:paragraph-rsid="0022f7fb"/>
    </style:style>
    <style:style style:name="P27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fo:font-size="14pt" officeooo:rsid="0014c507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2f7fb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" fo:font-size="12pt" style:font-size-asian="12pt" style:font-size-complex="12pt"/>
    </style:style>
    <style:style style:name="T10" style:family="text">
      <style:text-properties style:font-name="Calibri" fo:font-size="12pt" officeooo:rsid="0013cf67" style:font-size-asian="12pt" style:font-size-complex="12pt"/>
    </style:style>
    <style:style style:name="T11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12" style:family="text">
      <style:text-properties fo:text-transform="uppercase" fo:color="#336633" style:font-name="Calibri" fo:font-size="24pt" fo:font-weight="bold" officeooo:rsid="001f3da8" style:font-size-asian="24pt" style:font-weight-asian="bold" style:font-size-complex="24pt" style:font-weight-complex="bold"/>
    </style:style>
    <style:style style:name="T13" style:family="text">
      <style:text-properties fo:text-transform="uppercase" fo:color="#336633" style:font-name="Calibri" fo:font-size="24pt" fo:font-weight="bold" officeooo:rsid="00260250" style:font-size-asian="24pt" style:font-weight-asian="bold" style:font-size-complex="24pt" style:font-weight-complex="bold"/>
    </style:style>
    <style:style style:name="T14" style:family="text">
      <style:text-properties fo:text-transform="uppercase" fo:color="#336633" style:font-name="Calibri" fo:font-size="24pt" fo:font-weight="bold" officeooo:rsid="002e1193" style:font-size-asian="24pt" style:font-weight-asian="bold" style:font-size-complex="24pt" style:font-weight-complex="bold"/>
    </style:style>
    <style:style style:name="T15" style:family="text">
      <style:text-properties officeooo:rsid="0022f7fb"/>
    </style:style>
    <style:style style:name="T16" style:family="text">
      <style:text-properties officeooo:rsid="00260250"/>
    </style:style>
    <style:style style:name="T17" style:family="text">
      <style:text-properties officeooo:rsid="0014c507"/>
    </style:style>
    <style:style style:name="T18" style:family="text">
      <style:text-properties officeooo:rsid="002a31be"/>
    </style:style>
    <style:style style:name="T19" style:family="text">
      <style:text-properties officeooo:rsid="002e1193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torno cliente" text:name="Modulo"/>
        <text:user-field-decl office:value-type="string" office:string-value="3" text:name="NumeroTema"/>
        <text:user-field-decl office:value-type="string" office:string-value="Objetos predefinidos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4"/>
          <text:p text:style-name="P4"><text:user-field-get text:name="Modulo">Desarrollo Web entorno cliente</text:user-field-get></text:p>
          <text:p text:style-name="P4">CFGS DAW</text:p>
        </draw:text-box>
      </draw:frame>
      <text:p text:style-name="P23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5"><text:bookmark text:name="docs-internal-guid-e8f5d430-faba-53b2-6d04-e9273ed17255"/></text:p>
      <text:p text:style-name="Standard"/>
      <text:p text:style-name="P7"/>
      <text:p text:style-name="P8"><text:span text:style-name="T14">UD</text:span><text:span text:style-name="T11"> </text:span><text:span text:style-name="T14">0</text:span><text:span text:style-name="T13">3</text:span><text:span text:style-name="T11"> – </text:span><text:span text:style-name="T12">ACTIVIDAD 1 </text:span></text:p>
      <text:p text:style-name="P8"><text:span text:style-name="T12">(No evaluable)</text:span><text:span text:style-name="T11">.</text:span></text:p>
      <text:p text:style-name="P6"><text:user-field-get text:name="Tema">Objetos predefinidos</text:user-field-get></text:p>
      <text:p text:style-name="P3"/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Standard"/>
      <text:p text:style-name="Standard"/>
      <text:p text:style-name="P18">Sergio García Barea</text:p>
      <text:p text:style-name="P17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20">201<text:span text:style-name="T18">9</text:span>/20<text:span text:style-name="T18">20</text:span></text:p>
      <text:p text:style-name="P19"><text:tab/><text:tab/><text:tab/><text:tab/><text:tab/><text:tab/><text:tab/><text:tab/><text:tab/><text:tab/>Versión:<text:date style:data-style-name="N104" text:date-value="2019-09-26T12:51:58.253592867">190926</text:date>.<text:time style:data-style-name="N105" text:time-value="2019-09-26T12:51:58.253752542">1251</text:time></text:p>
      <text:p text:style-name="Standard"><text:soft-page-break/></text:p>
      <text:p text:style-name="P9">Licencia</text:p>
      <text:p text:style-name="Standard"/>
      <text:p text:style-name="P16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9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5"/>
      <text:p text:style-name="Notas_20_Informativas"><text:span text:style-name="T3"> </text:span>Atención</text:p>
      <text:p text:style-name="P15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1">1.Boletín de ejercicios<text:tab/>3</text:p>
        </text:index-body>
      </text:table-of-content>
      <text:p text:style-name="Standard"/>
      <text:p text:style-name="P24">UD0<text:user-field-get text:name="NumeroTema">3</text:user-field-get>. <text:user-field-get text:name="Tema">Objetos predefinidos</text:user-field-get></text:p>
      <text:p text:style-name="Titulo"/>
      <text:h text:style-name="P25" text:outline-level="1">Boletín de ejercicios</text:h>
      <text:p text:style-name="P22"><text:span text:style-name="T4"> </text:span><text:span text:style-name="T17">Intenta hacer los programas por ti mismo, bien comentados y sin mirar código de otros. Te ayudará a aprender muchísimo :)</text:span></text:p>
      <text:p text:style-name="P12"><text:span text:style-name="T5">1)</text:span> <text:span text:style-name="T15">Realiza un programa que cada 20 segundos (mediante setInterval) solicite un DNI hasta que alguien le escriba la cadena “-1”.</text:span></text:p>
      <text:p text:style-name="P14">En ese momento, el programa debe mostrar seguidas las letras de todos los DNIs introducidos.</text:p>
      <text:p text:style-name="P13"><text:span text:style-name="T16">Aquí un enlace para saber como calcular la</text:span> letra de DNI: </text:p>
      <text:p text:style-name="P13"><text:a xlink:type="simple" xlink:href="https://es.wikipedia.org/wiki/Número_de_identificación_fiscal" text:style-name="Internet_20_link" text:visited-style-name="Visited_20_Internet_20_Link">https://es.wikipedia.org/wiki/N%C3%BAmero_de_identificaci%C3%B3n_fiscal</text:a></text:p>
      <text:p text:style-name="P13"/>
      <text:p text:style-name="P10"><text:span text:style-name="T5">2)</text:span> Realizar un programa que <text:span text:style-name="T15">pasados 20 segundos, nos muestre una vez la fecha actual del sistema.</text:span></text:p>
      <text:p text:style-name="P10"/>
      <text:p text:style-name="P10"><text:span text:style-name="T5">3)</text:span> <text:span text:style-name="T15">Haz un programa que pregunte una letra de la A a la Z. Tras ello te dirá cuantos DNIs de 3 cifras (del 001 al 999) tienen esa letra y tras ello te mostrará el listado de golpe de todos los DNIs que tienen esa letra.</text:span></text:p>
      <text:p text:style-name="P10"/>
      <text:p text:style-name="P10"><text:span text:style-name="T5">4)</text:span> <text:span text:style-name="T15">Haz un programa que calcule cuantos números son a la vez primos y palíndromos hasta 100000 y los meta todos en un array.</text:span></text:p>
      <text:p text:style-name="P10"><text:a xlink:type="simple" xlink:href="https://es.wikipedia.org/wiki/Número_primo" text:style-name="Internet_20_link" text:visited-style-name="Visited_20_Internet_20_Link">https://es.wikipedia.org/wiki/N%C3%BAmero_primo</text:a></text:p>
      <text:p text:style-name="P10"><text:a xlink:type="simple" xlink:href="https://es.wikipedia.org/wiki/Palíndromo" text:style-name="Internet_20_link" text:visited-style-name="Visited_20_Internet_20_Link">https://es.wikipedia.org/wiki/Pal%C3%ADndromo</text:a></text:p>
      <text:p text:style-name="P10"/>
      <text:p text:style-name="P11"><text:span text:style-name="T6">5</text:span><text:span text:style-name="T5">)</text:span> <text:span text:style-name="T15">Haz un programa que reciba cadenas del tipo:</text:span></text:p>
      <text:p text:style-name="P11">“<text:span text:style-name="T15">nombre:apellidos:telefono:email:codigopostal” y que te muestre:</text:span></text:p>
      <text:list xml:id="list3847031486" text:style-name="L1">
        <text:list-item>
          <text:p text:style-name="P26">El código postal.</text:p>
        </text:list-item>
        <text:list-item>
          <text:p text:style-name="P26">Los apellidos</text:p>
        </text:list-item>
        <text:list-item>
          <text:p text:style-name="P26">El email.</text:p>
        </text:list-item>
        <text:list-item>
          <text:p text:style-name="P26">Suponiendo un formato de email “<text:a xlink:type="simple" xlink:href="mailto:direccion@servidor" text:style-name="Internet_20_link" text:visited-style-name="Visited_20_Internet_20_Link">direccion@servidor</text:a>” te muestre el servidor asociado.</text:p>
          <text:p text:style-name="P27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Symbol" svg:font-family="Star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3" text:name="NumeroTema"/>
          <text:user-field-decl office:value-type="string" office:string-value="Objetos predefinidos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UD0</text:span><text:span text:style-name="MT1"><text:user-field-get text:name="NumeroTema">3</text:user-field-get></text:span><text:span text:style-name="MT1">. </text:span><text:span text:style-name="MT1"><text:user-field-get text:name="Tema">Objetos predefinidos</text:user-field-get></text:span></text:p>
      </style:header>
      <style:footer>
        <text:user-field-decls>
          <text:user-field-decl office:value-type="string" office:string-value="3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3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29T09:38:56.374203071</meta:creation-date>
    <meta:editing-duration>PT53M21S</meta:editing-duration>
    <meta:editing-cycles>16</meta:editing-cycles>
    <meta:generator>LibreOffice/6.3.1.2$Linux_X86_64 LibreOffice_project/30$Build-2</meta:generator>
    <dc:title>Plantilla CEED</dc:title>
    <dc:date>2019-09-26T12:51:58.098880037</dc:date>
    <meta:document-statistic meta:table-count="0" meta:image-count="2" meta:object-count="0" meta:page-count="3" meta:paragraph-count="41" meta:word-count="317" meta:character-count="2085" meta:non-whitespace-character-count="1791"/>
    <meta:template xlink:type="simple" xlink:actuate="onRequest" xlink:title="Plantilla CEED" xlink:href="../../../../../../../../.config/libreoffice/4/user/template/Plantilla%20CEED.ott" meta:date="2016-09-29T09:38:56.073759322"/>
  </office:meta>
</office:document-meta>
</file>